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5.0819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24"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30" style:family="table-cell" style:parent-style-name="Default">
      <style:table-cell-properties fo:background-color="#ffcc00"/>
      <style:text-properties style:font-name="XB Tabriz" fo:font-size="14pt" style:font-size-asian="14pt" style:font-name-complex="XB Tabriz" style:font-size-complex="14pt"/>
    </style:style>
    <style:style style:name="ce3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34"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4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51" style:family="table-cell" style:parent-style-name="Default">
      <style:text-properties fo:color="#00cc00"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cc0000"/>
    </style:style>
    <style:style style:name="T13" style:family="text">
      <style:text-properties fo:color="#009900"/>
    </style:style>
    <style:style style:name="T14" style:family="text">
      <style:text-properties fo:color="#009933"/>
    </style:style>
    <style:style style:name="T15" style:family="text">
      <style:text-properties fo:color="#ff6600"/>
    </style:style>
    <style:style style:name="T16" style:family="text">
      <style:text-properties fo:color="#00cc33"/>
    </style:style>
    <style:style style:name="T17" style:family="text">
      <style:text-properties fo:color="#ed4c05"/>
    </style:style>
    <style:style style:name="T18" style:family="text">
      <style:text-properties fo:color="#00cc00"/>
    </style:style>
    <style:style style:name="T19" style:family="text">
      <style:text-properties fo:color="#cc3300"/>
    </style:style>
    <style:style style:name="T20" style:family="text">
      <style:text-properties fo:color="#ff6666"/>
    </style:style>
    <style:style style:name="T21" style:family="text">
      <style:text-properties fo:color="#007826"/>
    </style:style>
    <style:style style:name="T22" style:family="text">
      <style:text-properties fo:color="#c9211e"/>
    </style:style>
    <style:style style:name="T23" style:family="text">
      <style:text-properties fo:color="#158466"/>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10d0c" fo:font-weight="normal" fo:font-style="normal" style:font-weight-asian="normal" style:font-weight-complex="normal" style:font-style-asian="normal" style:font-style-complex="normal"/>
    </style:style>
    <style:style style:name="T28" style:family="text">
      <style:text-properties fo:color="#ff9900"/>
    </style:style>
    <style:style style:name="T29" style:family="text">
      <style:text-properties fo:color="#81d41a"/>
    </style:style>
    <style:style style:name="T30" style:family="text">
      <style:text-properties fo:color="#111111"/>
    </style:style>
    <style:style style:name="T31" style:family="text">
      <style:text-properties fo:color="#669900"/>
    </style:style>
    <style:style style:name="T32" style:family="text">
      <style:text-properties fo:color="#e6e905"/>
    </style:style>
    <style:style style:name="T33" style:family="text">
      <style:text-properties fo:color="#cc9900"/>
    </style:style>
    <style:style style:name="T34" style:family="text">
      <style:text-properties fo:color="#996633"/>
    </style:style>
    <style:style style:name="T35" style:family="text">
      <style:text-properties fo:color="#ffff00"/>
    </style:style>
    <style:style style:name="T36"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9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9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9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9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9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9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9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9">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قالب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21"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4.6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22"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2">منطقی حالات</text:span>، <text:span text:style-name="T13">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4">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5">اجتماعات [ترتیبی اجتماعات]،</text:span> <text:span text:style-name="T13">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6">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21"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24"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22"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7">(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7">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22"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18">تصحیح</text:span></text:p>
          </table:table-cell>
          <table:table-cell table:style-name="ce9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9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3">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3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22" office:value-type="string" calcext:value-type="string">
            <office:annotation draw:style-name="gr2" draw:text-style-name="P2" svg:width="1.1413in" svg:height="0.3902in" svg:x="10.5701in" svg:y="177.66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22"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22"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9">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3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0">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0">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1">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16"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34"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21"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22"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2">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2">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2">بلا واسطہ تکمل</text:span>،ب<text:span text:style-name="T23">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23">،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34"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22"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22"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4">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6">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22"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9">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6">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21"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21" office:value-type="string" calcext:value-type="string">
            <text:p>فرمی و <text:s/>ڈیراک تقسیم</text:p>
          </table:table-cell>
          <table:table-cell table:number-columns-repeated="1022"/>
        </table:table-row>
        <table:table-row table:style-name="ro1">
          <table:table-cell office:value-type="string" calcext:value-type="string">
            <text:p>fermion</text:p>
          </table:table-cell>
          <table:table-cell table:style-name="ce21"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22"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9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9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9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9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9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9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9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9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30"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21"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2">،</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34"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9">فرضی عدد</text:span>، <text:span text:style-name="T13">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7">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9">خطی تکمل</text:span> (khati is linear and nor line)،<text:span text:style-name="T13">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5">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9">آئن</text:span>، <text:span text:style-name="T1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9">بارداری عمل، </text:span><text:span text:style-name="T1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34"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34"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4">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6">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34"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34"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3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8">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21"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34"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34"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22"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22"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21"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4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21"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8">، گہرائی پر حرکت پذیری</text:span>،<text:span text:style-name="T1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1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9">یک سُر تفاعل</text:span>، <text:span text:style-name="T1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22"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29">خالص قوت</text:span></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28">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3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22"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باہمی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0">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4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غمگیر</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19">لٹکن</text:span>، <text:span text:style-name="T31">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9">خلل</text:span>، <text:span text:style-name="T14">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6">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3">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4">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text:span text:style-name="T32">فوٹان، ضیائی ذرہ</text:span>، <text:span text:style-name="T23">نوریہ</text:span></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21"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21"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51"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6">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6">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6">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21"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3">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3">چار الاضلاع</text:span>، <text:span text:style-name="T13">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22"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22"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22"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34">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24"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21"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21"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34"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22"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22"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22"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22"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35">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3">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4">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22"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34"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3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22"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0"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3">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21"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22"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22"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6">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34"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4">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2">عبوری امکان، عبوری احتمال</text:span>، <text:span text:style-name="T13">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8">عبوری دور</text:span>،<text:span text:style-name="T13">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1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9">مجموعی رفتار</text:span>،<text:span text:style-name="T14">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21"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21"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a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349">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3">00/00/0000</text:date>, <text:time style:data-style-name="N2" text:time-value="10:58:50.0331260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2-13T15:53:54.274046170</dc:date>
    <meta:editing-duration>P95DT11H24M19S</meta:editing-duration>
    <meta:editing-cycles>4190</meta:editing-cycles>
    <meta:generator>LibreOffice/6.4.7.2$Linux_X86_64 LibreOffice_project/40$Build-2</meta:generator>
    <meta:document-statistic meta:table-count="3" meta:cell-count="680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